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091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^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1" calcext:value-type="float">
            <text:p>0.061</text:p>
          </table:table-cell>
          <table:table-cell table:formula="of:=[.A2]*[.B2]" office:value-type="float" office:value="0.122" calcext:value-type="float">
            <text:p>0.122</text:p>
          </table:table-cell>
          <table:table-cell table:formula="of:=POWER([.A2];2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79" calcext:value-type="float">
            <text:p>0.579</text:p>
          </table:table-cell>
          <table:table-cell table:formula="of:=[.A3]*[.B3]" office:value-type="float" office:value="4.053" calcext:value-type="float">
            <text:p>4.053</text:p>
          </table:table-cell>
          <table:table-cell table:formula="of:=POWER([.A3];2)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7" calcext:value-type="float">
            <text:p>1.17</text:p>
          </table:table-cell>
          <table:table-cell table:formula="of:=[.A4]*[.B4]" office:value-type="float" office:value="14.04" calcext:value-type="float">
            <text:p>14.04</text:p>
          </table:table-cell>
          <table:table-cell table:formula="of:=POWER([.A4];2)"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78" calcext:value-type="float">
            <text:p>1.678</text:p>
          </table:table-cell>
          <table:table-cell table:formula="of:=[.A5]*[.B5]" office:value-type="float" office:value="28.526" calcext:value-type="float">
            <text:p>28.526</text:p>
          </table:table-cell>
          <table:table-cell table:formula="of:=POWER([.A5];2)"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19" calcext:value-type="float">
            <text:p>2.19</text:p>
          </table:table-cell>
          <table:table-cell table:formula="of:=[.A6]*[.B6]" office:value-type="float" office:value="48.18" calcext:value-type="float">
            <text:p>48.18</text:p>
          </table:table-cell>
          <table:table-cell table:formula="of:=POWER([.A6];2)"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708" calcext:value-type="float">
            <text:p>2.708</text:p>
          </table:table-cell>
          <table:table-cell table:formula="of:=[.A7]*[.B7]" office:value-type="float" office:value="73.116" calcext:value-type="float">
            <text:p>73.116</text:p>
          </table:table-cell>
          <table:table-cell table:formula="of:=POWER([.A7];2)" office:value-type="float" office:value="729" calcext:value-type="float">
            <text:p>72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236" calcext:value-type="float">
            <text:p>3.236</text:p>
          </table:table-cell>
          <table:table-cell table:formula="of:=[.A8]*[.B8]" office:value-type="float" office:value="103.552" calcext:value-type="float">
            <text:p>103.552</text:p>
          </table:table-cell>
          <table:table-cell table:formula="of:=POWER([.A8];2)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753" calcext:value-type="float">
            <text:p>3.753</text:p>
          </table:table-cell>
          <table:table-cell table:formula="of:=[.A9]*[.B9]" office:value-type="float" office:value="138.861" calcext:value-type="float">
            <text:p>138.861</text:p>
          </table:table-cell>
          <table:table-cell table:formula="of:=POWER([.A9];2)"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295" calcext:value-type="float">
            <text:p>4.295</text:p>
          </table:table-cell>
          <table:table-cell table:formula="of:=[.A10]*[.B10]" office:value-type="float" office:value="180.39" calcext:value-type="float">
            <text:p>180.39</text:p>
          </table:table-cell>
          <table:table-cell table:formula="of:=POWER([.A10];2)" office:value-type="float" office:value="1764" calcext:value-type="float">
            <text:p>176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828" calcext:value-type="float">
            <text:p>4.828</text:p>
          </table:table-cell>
          <table:table-cell table:formula="of:=[.A11]*[.B11]" office:value-type="float" office:value="226.916" calcext:value-type="float">
            <text:p>226.916</text:p>
          </table:table-cell>
          <table:table-cell table:formula="of:=POWER([.A11];2)" office:value-type="float" office:value="2209" calcext:value-type="float">
            <text:p>220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365" calcext:value-type="float">
            <text:p>5.365</text:p>
          </table:table-cell>
          <table:table-cell table:formula="of:=[.A12]*[.B12]" office:value-type="float" office:value="278.98" calcext:value-type="float">
            <text:p>278.98</text:p>
          </table:table-cell>
          <table:table-cell table:formula="of:=POWER([.A12];2)" office:value-type="float" office:value="2704" calcext:value-type="float">
            <text:p>270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907" calcext:value-type="float">
            <text:p>5.907</text:p>
          </table:table-cell>
          <table:table-cell table:formula="of:=[.A13]*[.B13]" office:value-type="float" office:value="336.699" calcext:value-type="float">
            <text:p>336.699</text:p>
          </table:table-cell>
          <table:table-cell table:formula="of:=POWER([.A13];2)" office:value-type="float" office:value="3249" calcext:value-type="float">
            <text:p>324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formula="of:=SUM([.A2:.A13])" office:value-type="float" office:value="354" calcext:value-type="float">
            <text:p>354</text:p>
          </table:table-cell>
          <table:table-cell table:formula="of:=SUM([.B2:.B13])" office:value-type="float" office:value="35.77" calcext:value-type="float">
            <text:p>35.77</text:p>
          </table:table-cell>
          <table:table-cell table:formula="of:=SUM([.C2:.C13])" office:value-type="float" office:value="1433.435" calcext:value-type="float">
            <text:p>1433.435</text:p>
          </table:table-cell>
          <table:table-cell table:formula="of:=SUM([.D2:.D13])" office:value-type="float" office:value="14018" calcext:value-type="float">
            <text:p>14018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3T23:25:21.156640665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58" meta:object-count="0"/>
  </office:meta>
</office:document-meta>
</file>